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C000001FB5669EBBDC66C30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1pt" officeooo:rsid="00174c26" officeooo:paragraph-rsid="00174c26" style:font-size-asian="21pt" style:font-size-complex="21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ésentation d’une page WEB en colonnes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17.838cm" svg:height="11.594cm" draw:z-index="0"><draw:image xlink:href="Pictures/100000000000030C000001FB5669EBBDC66C30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4:22:10.892000000</meta:creation-date>
    <dc:date>2023-03-08T14:27:32.378000000</dc:date>
    <meta:editing-duration>PT5M21S</meta:editing-duration>
    <meta:editing-cycles>1</meta:editing-cycles>
    <meta:document-statistic meta:table-count="0" meta:image-count="1" meta:object-count="0" meta:page-count="1" meta:paragraph-count="1" meta:word-count="6" meta:character-count="39" meta:non-whitespace-character-count="34"/>
    <meta:generator>LibreOffice/7.4.2.3$Windows_X86_64 LibreOffice_project/382eef1f22670f7f4118c8c2dd222ec7ad009daf</meta:generator>
  </office:meta>
</office:document-meta>
</file>